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ict-ma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core</text:p>
          </table:table-cell>
          <table:table-cell table:style-name="ce1"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</table:table>
      <table:table table:name="dict-corb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core</text:p>
          </table:table-cell>
          <table:table-cell table:style-name="ce1" table:number-columns-repeated="102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</table:table>
      <table:table table:name="pop-may" table:style-name="ta1">
        <table:shapes>
          <draw:frame draw:z-index="0" draw:style-name="gr1" draw:text-style-name="P1" svg:width="159.99mm" svg:height="89.99mm" svg:x="64.32mm" svg:y="19.06mm">
            <loext:p draw:notify-on-update-of-ranges="'pop-may'.A1:'pop-may'.A1 'pop-may'.A2:'pop-may'.A123 'pop-may'.B1:'pop-may'.B1 'pop-may'.B2:'pop-may'.B1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core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verage</text:p>
          </table:table-cell>
          <table:table-cell table:formula="of:=AVERAGE([.B2:.B123])" office:value-type="float" office:value="0.115989668346222" calcext:value-type="float">
            <text:p>0.115989668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54545454545" calcext:value-type="float">
            <text:p>0.0454545455</text:p>
          </table:table-cell>
          <table:table-cell/>
          <table:table-cell office:value-type="string" calcext:value-type="string">
            <text:p>Standard Dev</text:p>
          </table:table-cell>
          <table:table-cell table:formula="of:=STDEVP([.B2:.B123])" office:value-type="float" office:value="0.214891003690268" calcext:value-type="float">
            <text:p>0.214891003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8787878788" calcext:value-type="float">
            <text:p>0.1787878788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25" calcext:value-type="float">
            <text:p>-0.025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0959595959596" calcext:value-type="float">
            <text:p>-0.0095959596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5" calcext:value-type="float">
            <text:p>0.125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75" calcext:value-type="float">
            <text:p>0.375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21212121212" calcext:value-type="float">
            <text:p>0.0621212121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33333333333" calcext:value-type="float">
            <text:p>0.0333333333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0561111111111" calcext:value-type="float">
            <text:p>-0.0561111111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23232323232" calcext:value-type="float">
            <text:p>0.1232323232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4" calcext:value-type="float">
            <text:p>-0.4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666666666667" calcext:value-type="float">
            <text:p>-0.0666666667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833333333333" calcext:value-type="float">
            <text:p>0.0833333333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05" calcext:value-type="float">
            <text:p>-0.05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2619047619" calcext:value-type="float">
            <text:p>0.1261904762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85" calcext:value-type="float">
            <text:p>0.185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66666666667" calcext:value-type="float">
            <text:p>0.3666666667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125" calcext:value-type="float">
            <text:p>0.125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166666666667" calcext:value-type="float">
            <text:p>-0.1666666667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694444444444" calcext:value-type="float">
            <text:p>0.0069444444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59090909091" calcext:value-type="float">
            <text:p>0.1590909091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66666666667" calcext:value-type="float">
            <text:p>0.4666666667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34090909091" calcext:value-type="float">
            <text:p>0.1340909091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07272727273" calcext:value-type="float">
            <text:p>0.1072727273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36363636364" calcext:value-type="float">
            <text:p>0.1363636364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25" calcext:value-type="float">
            <text:p>0.025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931818181818" calcext:value-type="float">
            <text:p>0.0931818182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1" calcext:value-type="float">
            <text:p>-0.1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7" calcext:value-type="float">
            <text:p>-0.7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12121212121" calcext:value-type="float">
            <text:p>0.2121212121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75" calcext:value-type="float">
            <text:p>0.475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66666666667" calcext:value-type="float">
            <text:p>0.4666666667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555555555556" calcext:value-type="float">
            <text:p>0.0055555556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25" calcext:value-type="float">
            <text:p>0.125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25" calcext:value-type="float">
            <text:p>0.125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681818181818" calcext:value-type="float">
            <text:p>0.0681818182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42857142857" calcext:value-type="float">
            <text:p>0.1428571429</text:p>
          </table:table-cell>
          <table:table-cell table:number-columns-repeated="102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p-corb" table:style-name="ta1">
        <table:shapes>
          <draw:frame draw:z-index="0" draw:style-name="gr1" draw:text-style-name="P1" svg:width="159.99mm" svg:height="89.99mm" svg:x="63.76mm" svg:y="18.8mm">
            <loext:p draw:notify-on-update-of-ranges="'pop-corb'.A1:'pop-corb'.A1 'pop-corb'.A2:'pop-corb'.A118 'pop-corb'.B1:'pop-corb'.B1 'pop-corb'.B2:'pop-corb'.B1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core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6666666667" calcext:value-type="float">
            <text:p>0.1166666667</text:p>
          </table:table-cell>
          <table:table-cell/>
          <table:table-cell office:value-type="string" calcext:value-type="string">
            <text:p>Average</text:p>
          </table:table-cell>
          <table:table-cell table:formula="of:=AVERAGE([.B2:.B118])" office:value-type="float" office:value="0.0776667673890188" calcext:value-type="float">
            <text:p>0.077666767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5" calcext:value-type="float">
            <text:p>-0.25</text:p>
          </table:table-cell>
          <table:table-cell/>
          <table:table-cell office:value-type="string" calcext:value-type="string">
            <text:p>Standard Dev</text:p>
          </table:table-cell>
          <table:table-cell table:formula="of:=STDEVP([.B2:.B118])" office:value-type="float" office:value="0.229633656113533" calcext:value-type="float">
            <text:p>0.229633656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777777777778" calcext:value-type="float">
            <text:p>-0.0777777778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3333333333" calcext:value-type="float">
            <text:p>0.1833333333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81818181818" calcext:value-type="float">
            <text:p>0.0681818182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125" calcext:value-type="float">
            <text:p>0.2125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5" calcext:value-type="float">
            <text:p>0.025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15" calcext:value-type="float">
            <text:p>-0.15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25" calcext:value-type="float">
            <text:p>-0.125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3" calcext:value-type="float">
            <text:p>-0.3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375" calcext:value-type="float">
            <text:p>-0.0375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81818181818" calcext:value-type="float">
            <text:p>0.0681818182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16666666667" calcext:value-type="float">
            <text:p>0.2166666667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5" calcext:value-type="float">
            <text:p>-0.05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21212121212" calcext:value-type="float">
            <text:p>0.0621212121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433333333333" calcext:value-type="float">
            <text:p>-0.4333333333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375" calcext:value-type="float">
            <text:p>0.3375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133333333333" calcext:value-type="float">
            <text:p>-0.1333333333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625" calcext:value-type="float">
            <text:p>-0.625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681818181818" calcext:value-type="float">
            <text:p>0.0681818182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250841750842" calcext:value-type="float">
            <text:p>-0.2508417508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611111111111" calcext:value-type="float">
            <text:p>0.0611111111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136363636364" calcext:value-type="float">
            <text:p>0.1363636364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118181818182" calcext:value-type="float">
            <text:p>0.1181818182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75" calcext:value-type="float">
            <text:p>0.075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0666666666667" calcext:value-type="float">
            <text:p>-0.0666666667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025" calcext:value-type="float">
            <text:p>-0.025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105555555556" calcext:value-type="float">
            <text:p>0.1055555556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11111111111" calcext:value-type="float">
            <text:p>0.1111111111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33333333333" calcext:value-type="float">
            <text:p>0.1333333333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454545454545" calcext:value-type="float">
            <text:p>0.0454545455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45454545455" calcext:value-type="float">
            <text:p>0.1454545455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36363636364" calcext:value-type="float">
            <text:p>0.1363636364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217272727273" calcext:value-type="float">
            <text:p>0.2172727273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66666666667" calcext:value-type="float">
            <text:p>0.1666666667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233333333333" calcext:value-type="float">
            <text:p>-0.2333333333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486111111111" calcext:value-type="float">
            <text:p>0.0486111111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168181818182" calcext:value-type="float">
            <text:p>0.1681818182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145075757576" calcext:value-type="float">
            <text:p>-0.1450757576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931818181818" calcext:value-type="float">
            <text:p>0.0931818182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5" calcext:value-type="float">
            <text:p>-0.5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0318181818182" calcext:value-type="float">
            <text:p>-0.0318181818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66666666667" calcext:value-type="float">
            <text:p>0.1666666667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25" calcext:value-type="float">
            <text:p>-0.25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3" calcext:value-type="float">
            <text:p>-0.3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6" calcext:value-type="float">
            <text:p>-0.6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5" calcext:value-type="float">
            <text:p>0.375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681818181818" calcext:value-type="float">
            <text:p>0.0681818182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66666666667" calcext:value-type="float">
            <text:p>0.3666666667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-may" table:style-name="ta1">
        <table:shapes>
          <draw:frame draw:z-index="0" draw:style-name="gr1" draw:text-style-name="P1" svg:width="159.99mm" svg:height="89.99mm" svg:x="63.21mm" svg:y="18.53mm">
            <loext:p draw:notify-on-update-of-ranges="'sub-may'.A1:'sub-may'.A1 'sub-may'.A2:'sub-may'.A123 'sub-may'.B1:'sub-may'.B1 'sub-may'.B2:'sub-may'.B1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core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erage</text:p>
          </table:table-cell>
          <table:table-cell table:formula="of:=AVERAGE([.B2:.B123])" office:value-type="float" office:value="0.29271597710122" calcext:value-type="float">
            <text:p>0.292715977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4848484848" calcext:value-type="float">
            <text:p>0.4848484848</text:p>
          </table:table-cell>
          <table:table-cell/>
          <table:table-cell office:value-type="string" calcext:value-type="string">
            <text:p>Standard Dev</text:p>
          </table:table-cell>
          <table:table-cell table:formula="of:=STDEVP([.B2:.B123])" office:value-type="float" office:value="0.290934412846323" calcext:value-type="float">
            <text:p>0.290934412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84848484848" calcext:value-type="float">
            <text:p>0.3848484848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3333333333" calcext:value-type="float">
            <text:p>0.2333333333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94444444444" calcext:value-type="float">
            <text:p>0.3944444444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91666666667" calcext:value-type="float">
            <text:p>0.2916666667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16666666667" calcext:value-type="float">
            <text:p>0.1166666667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75" calcext:value-type="float">
            <text:p>0.375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666666666667" calcext:value-type="float">
            <text:p>0.0666666667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82777777778" calcext:value-type="float">
            <text:p>0.3827777778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0404040404" calcext:value-type="float">
            <text:p>0.3404040404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33333333333" calcext:value-type="float">
            <text:p>0.6333333333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666666666667" calcext:value-type="float">
            <text:p>0.0666666667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91666666667" calcext:value-type="float">
            <text:p>0.1916666667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5714285714" calcext:value-type="float">
            <text:p>0.2357142857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71666666667" calcext:value-type="float">
            <text:p>0.2716666667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66666666667" calcext:value-type="float">
            <text:p>0.4666666667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25" calcext:value-type="float">
            <text:p>0.125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66666666667" calcext:value-type="float">
            <text:p>0.7666666667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16666666667" calcext:value-type="float">
            <text:p>0.3166666667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75" calcext:value-type="float">
            <text:p>0.375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555555555556" calcext:value-type="float">
            <text:p>0.0555555556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1666666667" calcext:value-type="float">
            <text:p>0.6416666667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22222222222" calcext:value-type="float">
            <text:p>0.0222222222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88636363636" calcext:value-type="float">
            <text:p>0.3886363636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16666666667" calcext:value-type="float">
            <text:p>0.6166666667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38636363636" calcext:value-type="float">
            <text:p>0.3386363636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666666666667" calcext:value-type="float">
            <text:p>0.0666666667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264242424242" calcext:value-type="float">
            <text:p>0.2642424242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54545454545" calcext:value-type="float">
            <text:p>0.4545454545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77272727273" calcext:value-type="float">
            <text:p>0.4772727273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33333333333" calcext:value-type="float">
            <text:p>0.1333333333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66666666667" calcext:value-type="float">
            <text:p>0.6666666667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51515151515" calcext:value-type="float">
            <text:p>0.3515151515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22222222222" calcext:value-type="float">
            <text:p>0.2222222222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05555555556" calcext:value-type="float">
            <text:p>0.1055555556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75" calcext:value-type="float">
            <text:p>0.675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16666666667" calcext:value-type="float">
            <text:p>0.6166666667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27777777778" calcext:value-type="float">
            <text:p>0.2277777778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66666666667" calcext:value-type="float">
            <text:p>0.1666666667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25" calcext:value-type="float">
            <text:p>0.125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27272727273" calcext:value-type="float">
            <text:p>0.2272727273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67857142857" calcext:value-type="float">
            <text:p>0.2678571429</text:p>
          </table:table-cell>
          <table:table-cell table:number-columns-repeated="1022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-corb" table:style-name="ta1">
        <table:shapes>
          <draw:frame draw:z-index="0" draw:style-name="gr1" draw:text-style-name="P1" svg:width="159.99mm" svg:height="89.99mm" svg:x="63.49mm" svg:y="18.8mm">
            <loext:p draw:notify-on-update-of-ranges="'sub-corb'.A1:'sub-corb'.A1 'sub-corb'.A2:'sub-corb'.A118 'sub-corb'.B1:'sub-corb'.B1 'sub-corb'.B2:'sub-corb'.B11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core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.3333333333</text:p>
          </table:table-cell>
          <table:table-cell/>
          <table:table-cell office:value-type="string" calcext:value-type="string">
            <text:p>Average</text:p>
          </table:table-cell>
          <table:table-cell table:formula="of:=AVERAGE([.B2:.B118])" office:value-type="float" office:value="0.334095009928338" calcext:value-type="float">
            <text:p>0.334095009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Standard Dev</text:p>
          </table:table-cell>
          <table:table-cell table:formula="of:=STDEV([.B2:.B118])" office:value-type="float" office:value="0.29744494301887" calcext:value-type="float">
            <text:p>0.29744494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5" calcext:value-type="float">
            <text:p>0.175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5" calcext:value-type="float">
            <text:p>0.625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7272727273" calcext:value-type="float">
            <text:p>0.2272727273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44444444444" calcext:value-type="float">
            <text:p>0.0444444444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375" calcext:value-type="float">
            <text:p>0.5375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27272727273" calcext:value-type="float">
            <text:p>0.2272727273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666666666667" calcext:value-type="float">
            <text:p>0.0666666667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83333333333" calcext:value-type="float">
            <text:p>0.3833333333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25" calcext:value-type="float">
            <text:p>0.625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27272727273" calcext:value-type="float">
            <text:p>0.2272727273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66666666667" calcext:value-type="float">
            <text:p>0.0666666667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66666666667" calcext:value-type="float">
            <text:p>0.0666666667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33333333333" calcext:value-type="float">
            <text:p>0.6333333333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11111111111" calcext:value-type="float">
            <text:p>0.6111111111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22222222222" calcext:value-type="float">
            <text:p>0.5222222222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54545454545" calcext:value-type="float">
            <text:p>0.4545454545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66666666667" calcext:value-type="float">
            <text:p>0.3666666667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66666666667" calcext:value-type="float">
            <text:p>0.3666666667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6666666667" calcext:value-type="float">
            <text:p>0.3166666667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151515151515" calcext:value-type="float">
            <text:p>0.1515151515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18181818182" calcext:value-type="float">
            <text:p>0.3181818182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66666666667" calcext:value-type="float">
            <text:p>0.7666666667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54545454545" calcext:value-type="float">
            <text:p>0.4545454545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80909090909" calcext:value-type="float">
            <text:p>0.4809090909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3333333333" calcext:value-type="float">
            <text:p>0.3333333333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25" calcext:value-type="float">
            <text:p>0.425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33333333333" calcext:value-type="float">
            <text:p>0.9333333333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47222222222" calcext:value-type="float">
            <text:p>0.5472222222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27272727273" calcext:value-type="float">
            <text:p>0.3272727273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275" calcext:value-type="float">
            <text:p>0.275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88888888889" calcext:value-type="float">
            <text:p>0.5888888889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875" calcext:value-type="float">
            <text:p>0.6875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25" calcext:value-type="float">
            <text:p>0.525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25" calcext:value-type="float">
            <text:p>0.1125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75" calcext:value-type="float">
            <text:p>0.275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77272727273" calcext:value-type="float">
            <text:p>0.5772727273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6666666667" calcext:value-type="float">
            <text:p>0.4666666667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01:00:56.047404376</meta:creation-date>
    <dc:date>2017-06-08T13:04:55.061043028</dc:date>
    <meta:editing-duration>PT35M7S</meta:editing-duration>
    <meta:editing-cycles>5</meta:editing-cycles>
    <meta:generator>LibreOffice/5.1.6.2$Linux_X86_64 LibreOffice_project/10m0$Build-2</meta:generator>
    <meta:document-statistic meta:table-count="6" meta:cell-count="14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99cm" svg:y="0.316cm" chart:style-name="ch2">
          <text:p>Theresa May Polarity Rating</text:p>
        </chart:title>
        <chart:subtitle svg:x="4.609cm" svg:y="1.275cm" chart:style-name="ch3">
          <text:p>News From 07-05-2017 To 07-06-2017</text:p>
        </chart:subtitle>
        <chart:plot-area chart:style-name="ch4" table:cell-range-address="'pop-may'.A1:'pop-may'.B123" chart:data-source-has-labels="row" svg:x="1.331cm" svg:y="2.138cm" svg:width="14.349cm" svg:height="6.682cm">
          <chartooo:coordinate-region svg:x="2.164cm" svg:y="2.337cm" svg:width="13.236cm" svg:height="6.284cm"/>
          <chart:axis chart:dimension="x" chart:name="primary-x" chart:style-name="ch5"/>
          <chart:axis chart:dimension="y" chart:name="primary-y" chart:style-name="ch5">
            <chart:title svg:x="0.451cm" svg:y="6.542cm" chart:style-name="ch6">
              <text:p>Polarity Score</text:p>
            </chart:title>
            <chart:grid chart:style-name="ch7" chart:class="major"/>
          </chart:axis>
          <chart:series chart:style-name="ch8" chart:values-cell-range-address="'pop-may'.B2:'pop-may'.B123" chart:label-cell-address="'pop-may'.B1:'pop-may'.B1" chart:class="chart:scatter">
            <chart:domain table:cell-range-address="'pop-may'.A2:'pop-may'.A123"/>
            <chart:data-point chart:repeated="1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ore</text:p>
                <draw:g>
                  <svg:desc>'pop-may'.B1:'pop-ma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op-may'.A2:'pop-may'.A123</svg:desc>
                </draw:g>
              </table:table-cell>
              <table:table-cell office:value-type="float" office:value="0">
                <text:p>0</text:p>
                <draw:g>
                  <svg:desc>'pop-may'.B2:'pop-may'.B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54545454545">
                <text:p>0.0454545454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78787878788">
                <text:p>0.178787878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0959595959596">
                <text:p>-0.00959595959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621212121212">
                <text:p>0.0621212121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333333333333">
                <text:p>0.0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0561111111111">
                <text:p>-0.0561111111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23232323232">
                <text:p>0.1232323232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0666666666667">
                <text:p>-0.0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833333333333">
                <text:p>0.08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12619047619">
                <text:p>0.126190476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33333333333">
                <text:p>0.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66666666667">
                <text:p>0.3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0.166666666667">
                <text:p>-0.1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0694444444444">
                <text:p>0.00694444444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159090909091">
                <text:p>0.1590909090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466666666667">
                <text:p>0.4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134090909091">
                <text:p>0.1340909090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107272727273">
                <text:p>0.1072727272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136363636364">
                <text:p>0.1363636363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0931818181818">
                <text:p>0.09318181818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12121212121">
                <text:p>0.2121212121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475">
                <text:p>0.4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466666666667">
                <text:p>0.4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333333333333">
                <text:p>0.3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00555555555556">
                <text:p>0.005555555555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0681818181818">
                <text:p>0.06818181818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142857142857">
                <text:p>0.1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74cm" svg:y="0.316cm" chart:style-name="ch2">
          <text:p>Jeremy Corbyn Polarity Rating</text:p>
        </chart:title>
        <chart:subtitle svg:x="4.609cm" svg:y="1.275cm" chart:style-name="ch3">
          <text:p>News From 07-05-2017 To 07-06-2017</text:p>
        </chart:subtitle>
        <chart:plot-area chart:style-name="ch4" table:cell-range-address="'pop-corb'.A1:'pop-corb'.B118" chart:data-source-has-labels="row" svg:x="1.331cm" svg:y="2.138cm" svg:width="14.349cm" svg:height="6.682cm">
          <chartooo:coordinate-region svg:x="2.164cm" svg:y="2.337cm" svg:width="13.236cm" svg:height="6.284cm"/>
          <chart:axis chart:dimension="x" chart:name="primary-x" chart:style-name="ch5"/>
          <chart:axis chart:dimension="y" chart:name="primary-y" chart:style-name="ch5">
            <chart:title svg:x="0.451cm" svg:y="6.542cm" chart:style-name="ch6">
              <text:p>Polarity Score</text:p>
            </chart:title>
            <chart:grid chart:style-name="ch7" chart:class="major"/>
          </chart:axis>
          <chart:series chart:style-name="ch8" chart:values-cell-range-address="'pop-corb'.B2:'pop-corb'.B118" chart:label-cell-address="'pop-corb'.B1:'pop-corb'.B1" chart:class="chart:scatter">
            <chart:domain table:cell-range-address="'pop-corb'.A2:'pop-corb'.A118"/>
            <chart:data-point chart:repeated="1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ore</text:p>
                <draw:g>
                  <svg:desc>'pop-corb'.B1:'pop-corb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op-corb'.A2:'pop-corb'.A118</svg:desc>
                </draw:g>
              </table:table-cell>
              <table:table-cell office:value-type="float" office:value="0.116666666667">
                <text:p>0.116666666667</text:p>
                <draw:g>
                  <svg:desc>'pop-corb'.B2:'pop-corb'.B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777777777778">
                <text:p>-0.0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83333333333">
                <text:p>0.1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681818181818">
                <text:p>0.068181818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125">
                <text:p>0.2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125">
                <text:p>-0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375">
                <text:p>-0.0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681818181818">
                <text:p>0.06818181818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16666666667">
                <text:p>0.21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621212121212">
                <text:p>0.0621212121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433333333333">
                <text:p>-0.4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375">
                <text:p>0.3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133333333333">
                <text:p>-0.1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681818181818">
                <text:p>0.0681818181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250841750842">
                <text:p>-0.2508417508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611111111111">
                <text:p>0.06111111111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136363636364">
                <text:p>0.1363636363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118181818182">
                <text:p>0.1181818181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0666666666667">
                <text:p>-0.0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0.025">
                <text:p>-0.0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105555555556">
                <text:p>0.1055555555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111111111111">
                <text:p>0.1111111111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133333333333">
                <text:p>0.1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0454545454545">
                <text:p>0.0454545454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145454545455">
                <text:p>0.145454545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136363636364">
                <text:p>0.1363636363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17272727273">
                <text:p>0.2172727272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66666666667">
                <text:p>0.1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233333333333">
                <text:p>-0.2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486111111111">
                <text:p>0.0486111111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168181818182">
                <text:p>0.1681818181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145075757576">
                <text:p>-0.1450757575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0931818181818">
                <text:p>0.09318181818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0318181818182">
                <text:p>-0.0318181818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166666666667">
                <text:p>0.1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0681818181818">
                <text:p>0.06818181818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366666666667">
                <text:p>0.3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02cm" svg:y="0.316cm" chart:style-name="ch2">
          <text:p>Theresa May Subjectivity Rating</text:p>
        </chart:title>
        <chart:subtitle svg:x="4.609cm" svg:y="1.275cm" chart:style-name="ch3">
          <text:p>News From 07-05-2017 To 07-06-2017</text:p>
        </chart:subtitle>
        <chart:plot-area chart:style-name="ch4" table:cell-range-address="'sub-may'.A1:'sub-may'.B123" chart:data-source-has-labels="row" svg:x="1.331cm" svg:y="2.138cm" svg:width="14.349cm" svg:height="6.682cm">
          <chartooo:coordinate-region svg:x="2.058cm" svg:y="2.338cm" svg:width="13.342cm" svg:height="5.835cm"/>
          <chart:axis chart:dimension="x" chart:name="primary-x" chart:style-name="ch5"/>
          <chart:axis chart:dimension="y" chart:name="primary-y" chart:style-name="ch5">
            <chart:title svg:x="0.451cm" svg:y="6.819cm" chart:style-name="ch6">
              <text:p>Subjectivity Score</text:p>
            </chart:title>
            <chart:grid chart:style-name="ch7" chart:class="major"/>
          </chart:axis>
          <chart:series chart:style-name="ch8" chart:values-cell-range-address="'sub-may'.B2:'sub-may'.B123" chart:label-cell-address="'sub-may'.B1:'sub-may'.B1" chart:class="chart:scatter">
            <chart:domain table:cell-range-address="'sub-may'.A2:'sub-may'.A123"/>
            <chart:data-point chart:repeated="1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ore</text:p>
                <draw:g>
                  <svg:desc>'sub-may'.B1:'sub-ma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ub-may'.A2:'sub-may'.A123</svg:desc>
                </draw:g>
              </table:table-cell>
              <table:table-cell office:value-type="float" office:value="1">
                <text:p>1</text:p>
                <draw:g>
                  <svg:desc>'sub-may'.B2:'sub-may'.B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84848484848">
                <text:p>0.484848484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33333333333">
                <text:p>0.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84848484848">
                <text:p>0.3848484848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233333333333">
                <text:p>0.2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94444444444">
                <text:p>0.39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91666666667">
                <text:p>0.291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16666666667">
                <text:p>0.11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33333333333">
                <text:p>0.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666666666667">
                <text:p>0.0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82777777778">
                <text:p>0.382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40404040404">
                <text:p>0.3404040404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633333333333">
                <text:p>0.6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666666666667">
                <text:p>0.0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91666666667">
                <text:p>0.191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35714285714">
                <text:p>0.2357142857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71666666667">
                <text:p>0.271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466666666667">
                <text:p>0.4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66666666667">
                <text:p>0.7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33333333333">
                <text:p>0.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16666666667">
                <text:p>0.31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0555555555556">
                <text:p>0.05555555555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641666666667">
                <text:p>0.641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0222222222222">
                <text:p>0.02222222222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388636363636">
                <text:p>0.3886363636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616666666667">
                <text:p>0.61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338636363636">
                <text:p>0.3386363636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0666666666667">
                <text:p>0.0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64242424242">
                <text:p>0.2642424242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477272727273">
                <text:p>0.4772727272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133333333333">
                <text:p>0.1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351515151515">
                <text:p>0.3515151515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22222222222">
                <text:p>0.2222222222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105555555556">
                <text:p>0.1055555555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616666666667">
                <text:p>0.61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227777777778">
                <text:p>0.2277777777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166666666667">
                <text:p>0.1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227272727273">
                <text:p>0.2272727272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267857142857">
                <text:p>0.267857142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77cm" svg:y="0.316cm" chart:style-name="ch2">
          <text:p>Jeremy Corbyn Subjectivity Rating</text:p>
        </chart:title>
        <chart:subtitle svg:x="4.609cm" svg:y="1.275cm" chart:style-name="ch3">
          <text:p>News From 07-05-2017 To 07-06-2017</text:p>
        </chart:subtitle>
        <chart:plot-area chart:style-name="ch4" table:cell-range-address="'sub-corb'.A1:'sub-corb'.B118" chart:data-source-has-labels="row" svg:x="1.331cm" svg:y="2.138cm" svg:width="14.349cm" svg:height="6.682cm">
          <chartooo:coordinate-region svg:x="2.058cm" svg:y="2.338cm" svg:width="13.342cm" svg:height="5.835cm"/>
          <chart:axis chart:dimension="x" chart:name="primary-x" chart:style-name="ch5"/>
          <chart:axis chart:dimension="y" chart:name="primary-y" chart:style-name="ch5">
            <chart:title svg:x="0.451cm" svg:y="6.819cm" chart:style-name="ch6">
              <text:p>Subjectivity Score</text:p>
            </chart:title>
            <chart:grid chart:style-name="ch7" chart:class="major"/>
          </chart:axis>
          <chart:series chart:style-name="ch8" chart:values-cell-range-address="'sub-corb'.B2:'sub-corb'.B118" chart:label-cell-address="'sub-corb'.B1:'sub-corb'.B1" chart:class="chart:scatter">
            <chart:domain table:cell-range-address="'sub-corb'.A2:'sub-corb'.A118"/>
            <chart:data-point chart:repeated="1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ore</text:p>
                <draw:g>
                  <svg:desc>'sub-corb'.B1:'sub-corb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ub-corb'.A2:'sub-corb'.A118</svg:desc>
                </draw:g>
              </table:table-cell>
              <table:table-cell office:value-type="float" office:value="0.333333333333">
                <text:p>0.333333333333</text:p>
                <draw:g>
                  <svg:desc>'sub-corb'.B2:'sub-corb'.B1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27272727273">
                <text:p>0.2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444444444444">
                <text:p>0.0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5375">
                <text:p>0.5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27272727273">
                <text:p>0.227272727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33333333333">
                <text:p>0.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666666666667">
                <text:p>0.0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83333333333">
                <text:p>0.38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27272727273">
                <text:p>0.2272727272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666666666667">
                <text:p>0.0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666666666667">
                <text:p>0.0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633333333333">
                <text:p>0.6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611111111111">
                <text:p>0.6111111111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522222222222">
                <text:p>0.5222222222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66666666667">
                <text:p>0.3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66666666667">
                <text:p>0.3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16666666667">
                <text:p>0.3166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33333333333">
                <text:p>0.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151515151515">
                <text:p>0.1515151515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18181818182">
                <text:p>0.3181818181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766666666667">
                <text:p>0.7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480909090909">
                <text:p>0.480909090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333333333333">
                <text:p>0.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33333333333">
                <text:p>0.933333333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547222222222">
                <text:p>0.547222222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327272727273">
                <text:p>0.3272727272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588888888889">
                <text:p>0.588888888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577272727273">
                <text:p>0.5772727272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466666666667">
                <text:p>0.4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